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2pt" fo:language="ru" fo:country="RU" style:font-name-asian="Courier New" style:font-size-asian="12pt" style:font-name-complex="Courier New" style:font-size-complex="12pt"/>
    </style:style>
    <style:style style:name="P2" style:family="paragraph" style:parent-style-name="Standard">
      <style:text-properties fo:language="ru" fo:country="RU"/>
    </style:style>
    <style:style style:name="P3" style:family="paragraph" style:parent-style-name="Standard">
      <style:text-properties fo:language="ru" fo:country="RU" fo:font-weight="bold" style:font-weight-asian="bold" style:font-weight-complex="bold"/>
    </style:style>
    <style:style style:name="P4" style:family="paragraph" style:parent-style-name="Standard">
      <style:text-properties fo:language="ru" fo:country="RU" fo:font-style="italic" fo:font-weight="bold" style:font-style-asian="italic" style:font-weight-asian="bold" style:font-style-complex="italic" style:font-weight-complex="bold"/>
    </style:style>
    <style:style style:name="P5" style:family="paragraph" style:parent-style-name="Standard">
      <style:text-properties fo:font-variant="normal" fo:text-transform="none" fo:color="#333333" style:font-name="Times New Roman" fo:letter-spacing="normal" fo:language="ru" fo:country="RU" fo:font-style="normal"/>
    </style:style>
    <style:style style:name="P6" style:family="paragraph" style:parent-style-name="Standard">
      <style:text-properties fo:font-variant="normal" fo:text-transform="none" fo:color="#333333" style:font-name="Times New Roman" fo:letter-spacing="normal" fo:language="ru" fo:country="RU" fo:font-style="normal"/>
    </style:style>
    <style:style style:name="P7" style:family="paragraph" style:parent-style-name="Standard">
      <style:text-properties fo:language="ru" fo:country="RU"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fo:language="en" fo:country="U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ke_move_0x88.js</text:p>
      <text:p text:style-name="P1">unmake_move_0x88.js</text:p>
      <text:p text:style-name="Standard"/>
      <text:p text:style-name="P3">Устройство реализатора <text:s/>ходов.</text:p>
      <text:p text:style-name="Standard"/>
      <text:p text:style-name="P2">Шахматная программа написана на языке <text:span text:style-name="T1">java script</text:span></text:p>
      <text:p text:style-name="P4"/>
      <text:p text:style-name="P4">Реализатор ходов.</text:p>
      <text:p text:style-name="P5">На вход подается список ходов. В списке есть тип хода. Каждый тип хода обрабатывается отдельно. К ходам короля и ладьи дополнительно корректируем флаги рокировок. Во время ходов пешки взводим взятие на проходе.</text:p>
      <text:p text:style-name="P5"/>
      <text:p text:style-name="P5">Что мне не нравиться так это что во время каждого хода проверяем не взведен ли флаг взятия на проходе и если да то обнуляем его. Можно ли тут как то схитрить я не знаю</text:p>
      <text:p text:style-name="P5"/>
      <text:p text:style-name="P5">Тут ничего сложного. Просто отрабатываем тип хода. По коду все понятно.</text:p>
      <text:p text:style-name="P5"/>
      <text:p text:style-name="P5">В <text:s/>реализаторе ходов так же меняется кеш-ключ позиции. Это достаточно сложная тема которую, возможно, опишу отдельно. Если коротко то каждой позиции присваивается уникальное 64 битное число и по нему можно понять что это позиция которую мы уже смотрели. Что бы каждый раз не генерировать число по позиции мы просто меняем ее вместе <text:s/>с ходом.</text:p>
      <text:p text:style-name="P4"/>
      <text:p text:style-name="P4">Возврат хода.</text:p>
      <text:p text:style-name="P5">Он еще проще. Так же все делается основываясь на типе хода. Кеш-ключ просто копируется из сохраненной позиции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MS Gothic" style:font-size-asian="24pt" style:font-weight-asian="bold" style:font-name-complex="Tahoma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MS PGothic" style:font-size-asian="10pt" style:font-name-complex="Courier New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ource_20_Text" style:display-name="Source Text" style:family="text">
      <style:text-properties style:font-name="Courier New" style:font-name-asian="MS PGothic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1DT7H3M26S</meta:editing-duration>
    <meta:editing-cycles>223</meta:editing-cycles>
    <meta:generator>OpenOffice/4.1.16$Win32 OpenOffice.org_project/4116m3$Build-9816</meta:generator>
    <dc:date>2026-04-01T21:26:32.63</dc:date>
    <meta:document-statistic meta:table-count="0" meta:image-count="0" meta:object-count="0" meta:page-count="1" meta:paragraph-count="11" meta:word-count="164" meta:character-count="1044"/>
    <meta:user-defined meta:name="Info 1"/>
    <meta:user-defined meta:name="Info 2"/>
    <meta:user-defined meta:name="Info 3"/>
    <meta:user-defined meta:name="Info 4"/>
  </office:meta>
</office:document-meta>
</file>